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9.4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3.6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8.63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5.86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21.41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1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18" style:family="table-cell" style:parent-style-name="Default">
      <style:map style:condition="cell-content()=&quot;&quot;" style:apply-style-name="Cellule_20_invalide" style:base-cell-address="Feuille1.H3"/>
    </style:style>
    <style:style style:name="ce12" style:family="table-cell" style:parent-style-name="Default">
      <style:map style:condition="is-true-formula([#REF!]=0)" style:apply-style-name="Cellule_20_grisée" style:base-cell-address="Feuille1.H2"/>
    </style:style>
    <style:style style:name="ce23" style:family="table-cell" style:parent-style-name="Default">
      <style:map style:condition="cell-content()=&quot;&quot;" style:apply-style-name="Cellule_20_invalide" style:base-cell-address="Feuille1.H71"/>
    </style:style>
    <style:style style:name="ce21" style:family="table-cell" style:parent-style-name="Default">
      <style:map style:condition="is-true-formula([Feuille1.I3]=0)" style:apply-style-name="Cellule_20_grisée" style:base-cell-address="Feuille1.J3"/>
    </style:style>
    <style:style style:name="ce14" style:family="table-cell" style:parent-style-name="Default">
      <style:map style:condition="is-true-formula([#REF!]=1)" style:apply-style-name="Cellule_20_grisée" style:base-cell-address="Feuille1.L2"/>
      <style:map style:condition="is-true-formula(AND([#REF!]&gt;1;[#REF!]=&quot;&quot;))" style:apply-style-name="Cellule_20_invalide" style:base-cell-address="Feuille1.L2"/>
    </style:style>
    <style:style style:name="ce22" style:family="table-cell" style:parent-style-name="Default">
      <style:map style:condition="is-true-formula([Feuille1.K3]=1)" style:apply-style-name="Cellule_20_grisée" style:base-cell-address="Feuille1.L3"/>
      <style:map style:condition="is-true-formula(AND([Feuille1.K3]&gt;1;[Feuille1.L3]=&quot;&quot;))" style:apply-style-name="Cellule_20_invalide" style:base-cell-address="Feuille1.L3"/>
    </style:style>
    <style:style style:name="ce15" style:family="table-cell" style:parent-style-name="Default">
      <style:map style:condition="is-true-formula([#REF!]=1)" style:apply-style-name="Cellule_20_grisée" style:base-cell-address="Feuille1.M2"/>
      <style:map style:condition="is-true-formula(AND([#REF!]&gt;1;[#REF!]=&quot;&quot;))" style:apply-style-name="Cellule_20_invalide" style:base-cell-address="Feuille1.M2"/>
    </style:style>
    <style:style style:name="ce24" style:family="table-cell" style:parent-style-name="Default">
      <style:map style:condition="is-true-formula([Feuille1.K3]=1)" style:apply-style-name="Cellule_20_grisée" style:base-cell-address="Feuille1.M3"/>
      <style:map style:condition="is-true-formula(AND([Feuille1.K3]&gt;1;[Feuille1.M3]=&quot;&quot;))" style:apply-style-name="Cellule_20_invalide" style:base-cell-address="Feuille1.M3"/>
    </style:style>
    <style:style style:name="ce16" style:family="table-cell" style:parent-style-name="Default">
      <style:map style:condition="is-true-formula([#REF!]=1)" style:apply-style-name="Cellule_20_grisée" style:base-cell-address="Feuille1.N2"/>
      <style:map style:condition="is-true-formula(AND([#REF!]&gt;1;[#REF!]=&quot;&quot;))" style:apply-style-name="Cellule_20_invalide" style:base-cell-address="Feuille1.N2"/>
    </style:style>
    <style:style style:name="ce26" style:family="table-cell" style:parent-style-name="Default">
      <style:map style:condition="is-true-formula([Feuille1.K3]=1)" style:apply-style-name="Cellule_20_grisée" style:base-cell-address="Feuille1.N3"/>
      <style:map style:condition="is-true-formula(AND([Feuille1.K3]&gt;1;[Feuille1.N3]=&quot;&quot;))" style:apply-style-name="Cellule_20_invalide" style:base-cell-address="Feuille1.N3"/>
    </style:style>
    <style:style style:name="ce17" style:family="table-cell" style:parent-style-name="Default">
      <style:map style:condition="cell-content()=&quot;&quot;" style:apply-style-name="Cellule_20_invalide" style:base-cell-address="Feuille1.A2"/>
    </style:style>
    <style:style style:name="ce28" style:family="table-cell" style:parent-style-name="Default">
      <style:map style:condition="cell-content()=&quot;&quot;" style:apply-style-name="Cellule_20_invalide" style:base-cell-address="Feuille1.A3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6"/>
        <table:content-validation table:name="val2" table:condition="of:cell-content-is-in-list(&quot;0&quot;;&quot;semi_seaking&quot;;&quot;seaking&quot;)" table:allow-empty-cell="false" table:display-list="sort-ascending" table:base-cell-address="Feuille1.O6"/>
      </table:content-validations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2"/>
        <table:table-column table:style-name="co11" table:default-cell-style-name="ce11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1"/>
        <table:table-column table:style-name="co16" table:default-cell-style-name="ce17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#weapon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time_between_shots</text:p>
          </table:table-cell>
          <table:table-cell table:style-name="ce1" office:value-type="string" calcext:value-type="string">
            <text:p>rafale</text:p>
          </table:table-cell>
          <table:table-cell table:style-name="ce1" office:value-type="string" calcext:value-type="string">
            <text:p>rafale_cooldown</text:p>
          </table:table-cell>
          <table:table-cell table:style-name="ce1" office:value-type="string" calcext:value-type="string">
            <text:p>multishot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angle_offset</text:p>
          </table:table-cell>
          <table:table-cell table:style-name="ce1" office:value-type="string" calcext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Default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ounds/laser.ogg</text:p>
          </table:table-cell>
          <table:table-cell table:style-name="ce18" office:value-type="string" calcext:value-type="string">
            <text:p>0.5</text:p>
          </table:table-cell>
          <table:table-cell table:style-name="ce10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1_laser</text:p>
          </table:table-cell>
          <table:table-cell office:value-type="string" calcext:value-type="string">
            <text:p>Vanguard_Alph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Int</text:p>
          </table:table-cell>
          <table:table-cell office:value-type="string" calcext:value-type="string">
            <text:p>Vanguard_Alpha2_Laser_In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Ext</text:p>
          </table:table-cell>
          <table:table-cell office:value-type="string" calcext:value-type="string">
            <text:p>Vanguard_Alpha2_Laser_Ex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death</text:p>
          </table:table-cell>
          <table:table-cell office:value-type="string" calcext:value-type="string">
            <text:p>Vanguard_Alpha2_PostMortemSho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57142857142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3_laser</text:p>
          </table:table-cell>
          <table:table-cell office:value-type="string" calcext:value-type="string">
            <text:p>Vanguard_Alph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</text:p>
          </table:table-cell>
          <table:table-cell office:value-type="string" calcext:value-type="string">
            <text:p>Vanguard_Sig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180</text:p>
          </table:table-cell>
          <table:table-cell office:value-type="string" calcext:value-type="string">
            <text:p>Vanguard_Sigma1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90</text:p>
          </table:table-cell>
          <table:table-cell office:value-type="string" calcext:value-type="string">
            <text:p>Vanguard_Sigma1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270</text:p>
          </table:table-cell>
          <table:table-cell office:value-type="string" calcext:value-type="string">
            <text:p>Vanguard_Sigma1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</text:p>
          </table:table-cell>
          <table:table-cell office:value-type="string" calcext:value-type="string">
            <text:p>Vanguard_Sigma2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180</text:p>
          </table:table-cell>
          <table:table-cell office:value-type="string" calcext:value-type="string">
            <text:p>Vanguard_Sigma2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90</text:p>
          </table:table-cell>
          <table:table-cell office:value-type="string" calcext:value-type="string">
            <text:p>Vanguard_Sigma2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270</text:p>
          </table:table-cell>
          <table:table-cell office:value-type="string" calcext:value-type="string">
            <text:p>Vanguard_Sigma2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</text:p>
          </table:table-cell>
          <table:table-cell office:value-type="string" calcext:value-type="string">
            <text:p>Vanguard_Sigm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180</text:p>
          </table:table-cell>
          <table:table-cell office:value-type="string" calcext:value-type="string">
            <text:p>Vanguard_Sigma3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</text:p>
          </table:table-cell>
          <table:table-cell office:value-type="string" calcext:value-type="string">
            <text:p>Vanguard_Beta1_Laser_Support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</text:p>
          </table:table-cell>
          <table:table-cell office:value-type="string" calcext:value-type="string">
            <text:p>Vanguard_Beta1_Laser_Support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_exit</text:p>
          </table:table-cell>
          <table:table-cell office:value-type="string" calcext:value-type="string">
            <text:p>Vanguard_Beta1_Laser_Support_Lef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_exit</text:p>
          </table:table-cell>
          <table:table-cell office:value-type="string" calcext:value-type="string">
            <text:p>Vanguard_Beta1_Laser_Support_Righ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</text:p>
          </table:table-cell>
          <table:table-cell office:value-type="string" calcext:value-type="string">
            <text:p>Vanguard_Beta1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NoLock</text:p>
          </table:table-cell>
          <table:table-cell office:value-type="string" calcext:value-type="string">
            <text:p>Vanguard_Beta1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dragonball</text:p>
          </table:table-cell>
          <table:table-cell office:value-type="string" calcext:value-type="string">
            <text:p>Vanguard_Beta2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40</text:p>
          </table:table-cell>
          <table:table-cell office:value-type="string" calcext:value-type="string">
            <text:p>Vanguard_Beta2_Laser_Support_4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180</text:p>
          </table:table-cell>
          <table:table-cell office:value-type="string" calcext:value-type="string">
            <text:p>Vanguard_Beta2_Laser_Support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320</text:p>
          </table:table-cell>
          <table:table-cell office:value-type="string" calcext:value-type="string">
            <text:p>Vanguard_Beta2_Laser_Support_32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</text:p>
          </table:table-cell>
          <table:table-cell office:value-type="string" calcext:value-type="string">
            <text:p>Vanguard_Beta3_Laser_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</text:p>
          </table:table-cell>
          <table:table-cell office:value-type="string" calcext:value-type="string">
            <text:p>Vanguard_Beta3_Laser_2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</text:p>
          </table:table-cell>
          <table:table-cell office:value-type="string" calcext:value-type="string">
            <text:p>Vanguard_Beta3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_support</text:p>
          </table:table-cell>
          <table:table-cell office:value-type="string" calcext:value-type="string">
            <text:p>Vanguard_Beta3_Laser_Suppor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NoLock</text:p>
          </table:table-cell>
          <table:table-cell office:value-type="string" calcext:value-type="string">
            <text:p>Vanguard_Beta3_Laser_1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NoLock</text:p>
          </table:table-cell>
          <table:table-cell office:value-type="string" calcext:value-type="string">
            <text:p>Vanguard_Beta3_Laser_2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NoLock</text:p>
          </table:table-cell>
          <table:table-cell office:value-type="string" calcext:value-type="string">
            <text:p>Vanguard_Beta3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L</text:p>
          </table:table-cell>
          <table:table-cell office:value-type="string" calcext:value-type="string">
            <text:p>Vanguard_Delta1_Laser_Ex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R</text:p>
          </table:table-cell>
          <table:table-cell office:value-type="string" calcext:value-type="string">
            <text:p>Vanguard_Delta1_Laser_Ex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35" calcext:value-type="float">
            <text:p>33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L</text:p>
          </table:table-cell>
          <table:table-cell office:value-type="string" calcext:value-type="string">
            <text:p>Vanguard_Delta1_Laser_In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R</text:p>
          </table:table-cell>
          <table:table-cell office:value-type="string" calcext:value-type="string">
            <text:p>Vanguard_Delta1_Laser_In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48" calcext:value-type="float">
            <text:p>348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blast</text:p>
          </table:table-cell>
          <table:table-cell office:value-type="string" calcext:value-type="string">
            <text:p>Vanguard_Delta1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L</text:p>
          </table:table-cell>
          <table:table-cell office:value-type="string" calcext:value-type="string">
            <text:p>Vanguard_Delta2_Ring1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M</text:p>
          </table:table-cell>
          <table:table-cell office:value-type="string" calcext:value-type="string">
            <text:p>Vanguard_Delta2_Ring1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R</text:p>
          </table:table-cell>
          <table:table-cell office:value-type="string" calcext:value-type="string">
            <text:p>Vanguard_Delta2_Ring1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L</text:p>
          </table:table-cell>
          <table:table-cell office:value-type="string" calcext:value-type="string">
            <text:p>Vanguard_Delta2_Ring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M</text:p>
          </table:table-cell>
          <table:table-cell office:value-type="string" calcext:value-type="string">
            <text:p>Vanguard_Delta2_Ring2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R</text:p>
          </table:table-cell>
          <table:table-cell office:value-type="string" calcext:value-type="string">
            <text:p>Vanguard_Delta2_Ring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</text:p>
          </table:table-cell>
          <table:table-cell office:value-type="string" calcext:value-type="string">
            <text:p>Vanguard_Delta3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f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1</text:p>
          </table:table-cell>
          <table:table-cell office:value-type="string" calcext:value-type="string">
            <text:p>Vanguard_Delta3_Laser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L</text:p>
          </table:table-cell>
          <table:table-cell office:value-type="string" calcext:value-type="string">
            <text:p>Vanguard_Delta3_Laser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R</text:p>
          </table:table-cell>
          <table:table-cell office:value-type="string" calcext:value-type="string">
            <text:p>Vanguard_Delta3_Laser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L</text:p>
          </table:table-cell>
          <table:table-cell office:value-type="string" calcext:value-type="string">
            <text:p>Vanguard_Delta3_Laser3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R</text:p>
          </table:table-cell>
          <table:table-cell office:value-type="string" calcext:value-type="string">
            <text:p>Vanguard_Delta3_Laser3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_exit</text:p>
          </table:table-cell>
          <table:table-cell office:value-type="string" calcext:value-type="string">
            <text:p>Vanguard_Delta3_Blas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1_laser</text:p>
          </table:table-cell>
          <table:table-cell office:value-type="string" calcext:value-type="string">
            <text:p>Vanguard_Gam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ball</text:p>
          </table:table-cell>
          <table:table-cell office:value-type="string" calcext:value-type="string">
            <text:p>Vanguard_Gamma2_Ball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missile</text:p>
          </table:table-cell>
          <table:table-cell office:value-type="string" calcext:value-type="string">
            <text:p>Vanguard_Gamma2_Missi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L</text:p>
          </table:table-cell>
          <table:table-cell office:value-type="string" calcext:value-type="string">
            <text:p>Vanguard_Gamma3_Lase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-15" calcext:value-type="float">
            <text:p>-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R</text:p>
          </table:table-cell>
          <table:table-cell office:value-type="string" calcext:value-type="string">
            <text:p>Vanguard_Gamma3_Lase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Gold_laser50</text:p>
          </table:table-cell>
          <table:table-cell office:value-type="string" calcext:value-type="string">
            <text:p>Vanguard_AlphaGold_Laser_5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30</text:p>
          </table:table-cell>
          <table:table-cell office:value-type="string" calcext:value-type="string">
            <text:p>Vanguard_AlphaGold_Laser_3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0</text:p>
          </table:table-cell>
          <table:table-cell office:value-type="string" calcext:value-type="string">
            <text:p>Vanguard_AlphaGold_Laser_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180</text:p>
          </table:table-cell>
          <table:table-cell office:value-type="string" calcext:value-type="string">
            <text:p>Vanguard_AlphaGold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sniper</text:p>
          </table:table-cell>
          <table:table-cell office:value-type="string" calcext:value-type="string">
            <text:p>Vanguard_AlphaGold_Snip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</text:p>
          </table:table-cell>
          <table:table-cell office:value-type="string" calcext:value-type="string">
            <text:p>Vanguard_BetaGold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laser</text:p>
          </table:table-cell>
          <table:table-cell office:value-type="string" calcext:value-type="string">
            <text:p>Vanguard_BetaGold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_double</text:p>
          </table:table-cell>
          <table:table-cell office:value-type="string" calcext:value-type="string">
            <text:p>Vanguard_AlphaGold_Laser_Doub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arc</text:p>
          </table:table-cell>
          <table:table-cell office:value-type="string" calcext:value-type="string">
            <text:p>Vanguard_BetaGold_Dragonballs_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homing</text:p>
          </table:table-cell>
          <table:table-cell office:value-type="string" calcext:value-type="string">
            <text:p>Vanguard_BetaGold_Dragonballs_Homing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anguard_BetaGold_Dragonballs_Arc_Al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23" office:value-type="string" calcext:value-type="string">
            <text:p>0.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Feuille1.A2:Feuille1.I2 Feuille1.K2:Feuille1.K2 Feuille1.O2:Feuille1.P2 Feuille1.A5:Feuille1.F59 Feuille1.G5:Feuille1.I19 Feuille1.K5:Feuille1.K59 Feuille1.O5:Feuille1.P59 Feuille1.I20:Feuille1.I59 Feuille1.A61:Feuille1.I70 Feuille1.K61:Feuille1.K71 Feuille1.O61:Feuille1.P71 Feuille1.G20:Feuille1.H44 Feuille1.G45:Feuille1.G47 Feuille1.G48:Feuille1.H59 Feuille1.A71:Feuille1.G71 Feuille1.I71:Feuille1.I71">
            <calcext:condition calcext:apply-style-name="Cellule invalide" calcext:value="=&quot;&quot;" calcext:base-cell-address="Feuille1.A2"/>
          </calcext:conditional-format>
          <calcext:conditional-format calcext:target-range-address="Feuille1.J2:Feuille1.J2 Feuille1.J5:Feuille1.J59 Feuille1.J61:Feuille1.J71 Feuille1.H45:Feuille1.H47">
            <calcext:condition calcext:apply-style-name="Cellule grisée" calcext:value="formula-is([#REF!]=0)" calcext:base-cell-address="Feuille1.H2"/>
          </calcext:conditional-format>
          <calcext:conditional-format calcext:target-range-address="Feuille1.L2:Feuille1.L2 Feuille1.L5:Feuille1.L59 Feuille1.L61:Feuille1.L71">
            <calcext:condition calcext:apply-style-name="Cellule grisée" calcext:value="formula-is([#REF!]=1)" calcext:base-cell-address="Feuille1.L2"/>
            <calcext:condition calcext:apply-style-name="Cellule invalide" calcext:value="formula-is(AND([#REF!]&gt;1;[#REF!]=&quot;&quot;))" calcext:base-cell-address="Feuille1.L2"/>
          </calcext:conditional-format>
          <calcext:conditional-format calcext:target-range-address="Feuille1.M2:Feuille1.M2 Feuille1.M5:Feuille1.M59 Feuille1.M61:Feuille1.M71">
            <calcext:condition calcext:apply-style-name="Cellule grisée" calcext:value="formula-is([#REF!]=1)" calcext:base-cell-address="Feuille1.M2"/>
            <calcext:condition calcext:apply-style-name="Cellule invalide" calcext:value="formula-is(AND([#REF!]&gt;1;[#REF!]=&quot;&quot;))" calcext:base-cell-address="Feuille1.M2"/>
          </calcext:conditional-format>
          <calcext:conditional-format calcext:target-range-address="Feuille1.N2:Feuille1.N2 Feuille1.N5:Feuille1.N59 Feuille1.N61:Feuille1.N71">
            <calcext:condition calcext:apply-style-name="Cellule grisée" calcext:value="formula-is([#REF!]=1)" calcext:base-cell-address="Feuille1.N2"/>
            <calcext:condition calcext:apply-style-name="Cellule invalide" calcext:value="formula-is(AND([#REF!]&gt;1;[#REF!]=&quot;&quot;))" calcext:base-cell-address="Feuille1.N2"/>
          </calcext:conditional-format>
          <calcext:conditional-format calcext:target-range-address="Feuille1.I3:Feuille1.I3 Feuille1.K3:Feuille1.K3 Feuille1.O3:Feuille1.P3 Feuille1.A3:Feuille1.G3">
            <calcext:condition calcext:apply-style-name="Cellule invalide" calcext:value="=&quot;&quot;" calcext:base-cell-address="Feuille1.A3"/>
          </calcext:conditional-format>
          <calcext:conditional-format calcext:target-range-address="Feuille1.L3:Feuille1.L3">
            <calcext:condition calcext:apply-style-name="Cellule grisée" calcext:value="formula-is([Feuille1.K3]=1)" calcext:base-cell-address="Feuille1.L3"/>
            <calcext:condition calcext:apply-style-name="Cellule invalide" calcext:value="formula-is(AND([Feuille1.K3]&gt;1;[Feuille1.L3]=&quot;&quot;))" calcext:base-cell-address="Feuille1.L3"/>
          </calcext:conditional-format>
          <calcext:conditional-format calcext:target-range-address="Feuille1.M3:Feuille1.M3">
            <calcext:condition calcext:apply-style-name="Cellule grisée" calcext:value="formula-is([Feuille1.K3]=1)" calcext:base-cell-address="Feuille1.M3"/>
            <calcext:condition calcext:apply-style-name="Cellule invalide" calcext:value="formula-is(AND([Feuille1.K3]&gt;1;[Feuille1.M3]=&quot;&quot;))" calcext:base-cell-address="Feuille1.M3"/>
          </calcext:conditional-format>
          <calcext:conditional-format calcext:target-range-address="Feuille1.N3:Feuille1.N3">
            <calcext:condition calcext:apply-style-name="Cellule grisée" calcext:value="formula-is([Feuille1.K3]=1)" calcext:base-cell-address="Feuille1.N3"/>
            <calcext:condition calcext:apply-style-name="Cellule invalide" calcext:value="formula-is(AND([Feuille1.K3]&gt;1;[Feuille1.N3]=&quot;&quot;))" calcext:base-cell-address="Feuille1.N3"/>
          </calcext:conditional-format>
          <calcext:conditional-format calcext:target-range-address="Feuille1.H3:Feuille1.H3">
            <calcext:condition calcext:apply-style-name="Cellule invalide" calcext:value="=&quot;&quot;" calcext:base-cell-address="Feuille1.H3"/>
          </calcext:conditional-format>
          <calcext:conditional-format calcext:target-range-address="Feuille1.J3:Feuille1.J3">
            <calcext:condition calcext:apply-style-name="Cellule grisée" calcext:value="formula-is([Feuille1.I3]=0)" calcext:base-cell-address="Feuille1.J3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36:24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1T17:36:59.830000000</dc:date>
    <meta:generator>LibreOffice/5.4.4.2$Windows_X86_64 LibreOffice_project/2524958677847fb3bb44820e40380acbe820f960</meta:generator>
    <meta:editing-duration>PT3H49M43S</meta:editing-duration>
    <meta:editing-cycles>327</meta:editing-cycles>
    <meta:document-statistic meta:table-count="1" meta:cell-count="1101" meta:object-count="0"/>
  </office:meta>
</office:document-meta>
</file>